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color="#000000"/>
    </style:style>
    <style:style style:name="T2"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mation : Développeur Web et Web Mobile</text:p>
      <text:p text:style-name="Standard">Wild Code School Remote / mars 2022 – juillet 2022</text:p>
      <text:p text:style-name="Standard">Dates du projet : 23/05/2022 – 28/07/2022</text:p>
      <text:p text:style-name="Standard">Association : Sellect</text:p>
      <text:p text:style-name="Standard">Lieu : téléprésentiel</text:p>
      <text:p text:style-name="Standard"/>
      <text:p text:style-name="Standard"/>
      <text:p text:style-name="P6">Résumé du cahier des charges</text:p>
      <text:p text:style-name="Standard"/>
      <text:p text:style-name="Standard"/>
      <text:p text:style-name="Standard"/>
      <text:p text:style-name="P1">Contexte :</text:p>
      <text:p text:style-name="Standard"/>
      <text:p text:style-name="P4">Sellect est une association qui permet à ses utilisateurs de faire des économies en améliorant ou en renégociant leurs contrats d'assurance (véhicules, prêts, habitation) et ainsi améliorer leur pouvoir d'achat. L'expertise de cette association couvre également d'autres domaines : mutuelle, énergie, services multimédia, téléphonie et internet. Son fondateur est <text:span text:style-name="T1">Joffrey Marchal</text:span>.</text:p>
      <text:p text:style-name="P4">L'association s'est adressée à la Wild Code School afin qu'une équipe de développeurs modernise le suivi de leurs clients grâce à une application web, dans le but de faciliter leur travail et de fidéliser leurs nouveaux utilisateurs.</text:p>
      <text:p text:style-name="Standard"/>
      <text:p text:style-name="Standard"/>
      <text:p text:style-name="P1">Le projet :</text:p>
      <text:p text:style-name="Standard"/>
      <text:p text:style-name="Standard">Le projet est un prototype d'application web <text:span text:style-name="T2">à destination de deux types d'utilisateurs : les utilisateurs (clients de l'association) et les administrateurs du site (Joffrey Marchal principalement).</text:span></text:p>
      <text:p text:style-name="P3">Les utilisateurs auront la possibilité de prendre rendez-vous avec l'association pour un audit, envoyer leurs contrats et échanger entre eux. Les administrateurs pourront mettre à jour ces contrats et gérer les utilisateurs ainsi que le contenu du site.</text:p>
      <text:p text:style-name="P5"/>
      <text:p text:style-name="Standard"/>
      <text:p text:style-name="P1">Fonctionnalités :</text:p>
      <text:p text:style-name="Standard"/>
      <text:p text:style-name="P2">- Inscription / connexion / déconnexion</text:p>
      <text:p text:style-name="P2">- Sécurité</text:p>
      <text:p text:style-name="P2">- Système de parrainage</text:p>
      <text:p text:style-name="P2">- Gestion de profil</text:p>
      <text:p text:style-name="P2">- Calendrier de réservations de rendez-vous</text:p>
      <text:p text:style-name="P2">- Envoi de fichiers (contrats, compte-rendus d'audit)</text:p>
      <text:p text:style-name="P2">- Création de fils de discussion et postage de messages</text:p>
      <text:p text:style-name="P2">- Back-office administrateur</text:p>
      <text:p text:style-name="Standard"/>
      <text:p text:style-name="Standard"/>
      <text:p text:style-name="P1">Techniques :</text:p>
      <text:p text:style-name="Standard"/>
      <text:p text:style-name="Standard">- Methode agile SCRUM</text:p>
      <text:p text:style-name="Standard">- Mobile-first et responsive</text:p>
      <text:p text:style-name="Standard">- Développement frontend en Javascript avec le framework React</text:p>
      <text:p text:style-name="Standard">- Développement backend en Node.js avec le framework Express</text:p>
      <text:p text:style-name="Standard">- Paquets NPM</text:p>
      <text:p text:style-name="Standard">- Base de données MySQL</text:p>
      <text:p text:style-name="Standard">- Gestion de base de données avec PHPMy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5M21S</meta:editing-duration>
    <meta:editing-cycles>17</meta:editing-cycles>
    <meta:generator>OpenOffice/4.1.9$Win32 OpenOffice.org_project/419m1$Build-9805</meta:generator>
    <dc:date>2023-01-26T22:41:02.84</dc:date>
    <dc:creator>Audren FLOCH</dc:creator>
    <meta:document-statistic meta:table-count="0" meta:image-count="0" meta:object-count="0" meta:page-count="1" meta:paragraph-count="29" meta:word-count="281" meta:character-count="1837"/>
    <meta:user-defined meta:name="Info 1"/>
    <meta:user-defined meta:name="Info 2"/>
    <meta:user-defined meta:name="Info 3"/>
    <meta:user-defined meta:name="Info 4"/>
  </office:meta>
</office:document-meta>
</file>